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GroupsCacheAttributes.getChannelFactory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GroupsCacheAttributes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Cach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ChannelProperties( String channe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ChannelFactoryClassName( String channelFactory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GetFromPeers( boolean getFromPe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isGetFromPe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getChanne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